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6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4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9" style:parent-style-name="默认段落字体" style:family="text">
      <style:text-properties style:font-name="Liberation Mono" style:font-name-asian="Liberation Mono" fo:font-weight="bold" style:font-weight-asian="bold"/>
    </style:style>
    <style:style style:name="T20" style:parent-style-name="默认段落字体" style:family="text">
      <style:text-properties style:font-name="Liberation Mono" style:font-name-asian="Liberation Mono"/>
    </style:style>
    <style:style style:name="T21" style:parent-style-name="默认段落字体" style:family="text">
      <style:text-properties style:font-name="Liberation Mono" style:font-name-asian="Liberation Mono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 fo:font-weight="bold" style:font-weight-asian="bold"/>
    </style:style>
    <style:style style:name="T27" style:parent-style-name="默认段落字体" style:family="text">
      <style:text-properties style:font-name="Liberation Mono" style:font-name-asian="Liberation Mono"/>
    </style:style>
    <style:style style:name="P28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29" style:parent-style-name="Textbody" style:family="paragraph">
      <style:text-properties style:font-name="Liberation Mono" style:font-name-asian="Liberation Mono"/>
    </style:style>
    <style:style style:name="P30" style:parent-style-name="Textbody" style:family="paragraph">
      <style:text-properties style:font-name="Liberation Mono" style:font-name-asian="Liberation Mono"/>
    </style:style>
    <style:style style:name="P31" style:parent-style-name="Textbody" style:family="paragraph">
      <style:text-properties style:font-name="Liberation Mono" style:font-name-asian="Liberation Mono"/>
    </style:style>
    <style:style style:name="P32" style:parent-style-name="Textbody" style:family="paragraph">
      <style:text-properties style:font-name="Liberation Mono" style:font-name-asian="Liberation Mono"/>
    </style:style>
    <style:style style:name="P33" style:parent-style-name="Textbody" style:family="paragraph">
      <style:text-properties style:font-name="Liberation Mono" style:font-name-asian="Liberation Mono"/>
    </style:style>
    <style:style style:name="P34" style:parent-style-name="Textbody" style:family="paragraph">
      <style:text-properties style:font-name="Liberation Mono" style:font-name-asian="Liberation Mono"/>
    </style:style>
    <style:style style:name="P35" style:parent-style-name="Textbody" style:family="paragraph">
      <style:text-properties style:font-name="Liberation Mono" style:font-name-asian="Liberation Mono"/>
    </style:style>
    <style:style style:name="P36" style:parent-style-name="Textbody" style:family="paragraph">
      <style:text-properties style:font-name="Liberation Mono" style:font-name-asian="Liberation Mono"/>
    </style:style>
    <style:style style:name="P37" style:parent-style-name="Textbody" style:family="paragraph">
      <style:text-properties style:font-name="Liberation Mono" style:font-name-asian="Liberation Mono"/>
    </style:style>
    <style:style style:name="P38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39" style:parent-style-name="Textbody" style:family="paragraph">
      <style:text-properties style:font-name="Liberation Mono" style:font-name-asian="Liberation Mono" style:font-weight-complex="bold"/>
    </style:style>
    <style:style style:name="P40" style:parent-style-name="Textbody" style:family="paragraph">
      <style:text-properties style:font-name="Liberation Mono" style:font-name-asian="Liberation Mono" style:font-weight-complex="bold"/>
    </style:style>
    <style:style style:name="P41" style:parent-style-name="Textbody" style:family="paragraph">
      <style:text-properties style:font-name="Liberation Mono" style:font-name-asian="Liberation Mono" style:font-weight-complex="bold"/>
    </style:style>
    <style:style style:name="P42" style:parent-style-name="Textbody" style:family="paragraph">
      <style:text-properties style:font-name="Liberation Mono" style:font-name-asian="Liberation Mono" style:font-weight-complex="bold"/>
    </style:style>
    <style:style style:name="P43" style:parent-style-name="Textbody" style:family="paragraph">
      <style:text-properties style:font-name="Liberation Mono" style:font-name-asian="Liberation Mono" style:font-weight-complex="bold" fo:color="#FF0000"/>
    </style:style>
    <style:style style:name="P44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45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46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47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48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49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0" style:parent-style-name="Textbody" style:family="paragraph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Linux操作系统》</text:span><text:span text:style-name="T3">学生实验报告</text:span></text:p>
      <text:p text:style-name="P4"/>
      <text:p text:style-name="Textbody"><text:span text:style-name="T5">学院</text:span><text:span text:style-name="T6"><text:s text:c="18"/></text:span><text:span text:style-name="T7">专业</text:span><text:span text:style-name="T8"><text:s text:c="16"/></text:span><text:span text:style-name="T9">班级</text:span><text:span text:style-name="T10"><text:s text:c="19"/></text:span></text:p>
      <text:p text:style-name="Textbody"><text:span text:style-name="T11">姓名</text:span><text:span text:style-name="T12"><text:s/></text:span><text:span text:style-name="T13"><text:tab/><text:s text:c="15"/></text:span><text:span text:style-name="T14">学号</text:span><text:span text:style-name="T15"><text:s text:c="16"/></text:span><text:span text:style-name="T16">日期</text:span><text:span text:style-name="T17"><text:s text:c="17"/></text:span><text:span text:style-name="T18"><text:tab/><text:s text:c="13"/></text:span></text:p>
      <text:p text:style-name="Textbody"><text:span text:style-name="T19">课程名称：</text:span><text:span text:style-name="T20">Linux</text:span><text:span text:style-name="T21">操作系统</text:span></text:p>
      <text:p text:style-name="Textbody"><text:span text:style-name="T22">实验名称：</text:span><text:span text:style-name="T23">实验七</text:span><text:span text:style-name="T24">_</text:span><text:span text:style-name="T25">获取命令帮助信息</text:span></text:p>
      <text:p text:style-name="Textbody"><text:span text:style-name="T26">指导老师：</text:span><text:span text:style-name="T27">姚坤</text:span></text:p>
      <text:p text:style-name="P28">一、实验任务</text:p>
      <text:p text:style-name="P29">1.使用man、whatis、help和info命令查看pwd命令的帮助信息；</text:p>
      <text:p text:style-name="P30">2.将当前shell的屏幕输出内容清空；</text:p>
      <text:p text:style-name="P31">3.<text:bookmark-start text:name="__DdeLink__147_339824583"/>在当前shell显示<text:bookmark-end text:name="__DdeLink__147_339824583"/>自己的名字和学号；</text:p>
      <text:p text:style-name="P32">4.使用两种echo执行命令的方式显示“ls -l /etc/apt”命令;</text:p>
      <text:p text:style-name="P33">5.<text:bookmark-start text:name="__DdeLink__145_339824583"/>在当前shell用命令<text:bookmark-end text:name="__DdeLink__145_339824583"/>将日期按照两个显示方式进行显示;</text:p>
      <text:p text:style-name="P34">6.切换为root用户并查询当前进程相关信息，然后终止su命令所在进程;</text:p>
      <text:p text:style-name="P35">7.显示最近执行过的10条命令;</text:p>
      <text:p text:style-name="P36">8.查看当前系统所有的命令别名，然后将自己常用的一个命令组合设置一个别名。</text:p>
      <text:p text:style-name="P37"/>
      <text:p text:style-name="P38">二、实验记录及总结</text:p>
      <text:p text:style-name="P39">1.实验过程的操作记录（用图文说明）</text:p>
      <text:p text:style-name="P40">2.学会使用什么做什么事情；</text:p>
      <text:p text:style-name="P41">3.在实验过程中遇到了什么问题？是如何解决的？</text:p>
      <text:p text:style-name="P42">4.还有什么问题尚未解决？可能是什么原因导致的。</text:p>
      <text:p text:style-name="P43">注意：</text:p>
      <text:soft-page-break/>
      <text:p text:style-name="P44">1.请同学们按照以上要点来撰写实验报告；</text:p>
      <text:p text:style-name="P45">2.请大家将实验结果上传到雨课堂回收作业专用PPT的主观题附件中；</text:p>
      <text:p text:style-name="P46">3.<text:bookmark-start text:name="__DdeLink__249_3228240396"/>请使用Libreoffice编辑，直接发送odt格式文档，使用tar命令打包实验报告为tar格式的包。让学习过程完全在Linux操作系统环境下进行。</text:p>
      <text:p text:style-name="P47">4.打包文件名为：<text:s/>专业班级-姓名-学号-实验几<text:bookmark-start text:name="__DdeLink__123_3228240396"/>.tar<text:bookmark-end text:name="__DdeLink__123_3228240396"/><text:s text:c="2"/></text:p>
      <text:p text:style-name="P48"><text:s text:c="5"/>例如：计科1班-小明-201866666-实验一.tar;<text:bookmark-end text:name="__DdeLink__249_3228240396"/></text:p>
      <text:p text:style-name="P49">5.红字为提示内容，撰写实验报告时候请删除;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Textbody">
      <style:paragraph-properties fo:text-align="start" fo:margin-top="0.0694in" fo:margin-bottom="0.0694in"/>
      <style:text-properties style:letter-kerning="false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k</dc:creator>
    <meta:creation-date>2020-03-26T16:30:00Z</meta:creation-date>
    <dc:date>2021-04-27T08:08:00Z</dc:date>
    <meta:template xlink:href="Normal.dotm" xlink:type="simple"/>
    <meta:editing-cycles>45</meta:editing-cycles>
    <meta:editing-duration>PT7980S</meta:editing-duration>
    <meta:user-defined meta:name="KSOProductBuildVer">2052-9.1.0.5184</meta:user-defined>
    <meta:document-statistic meta:page-count="2" meta:paragraph-count="1" meta:word-count="113" meta:character-count="761" meta:row-count="5" meta:non-whitespace-character-count="649"/>
  </office:meta>
</office:document-meta>
</file>